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701a" officeooo:paragraph-rsid="0029a169"/>
    </style:style>
    <style:style style:name="P2" style:family="paragraph" style:parent-style-name="Standard">
      <style:text-properties officeooo:rsid="001d701a" officeooo:paragraph-rsid="001d701a"/>
    </style:style>
    <style:style style:name="P3" style:family="paragraph" style:parent-style-name="Standard">
      <style:text-properties officeooo:rsid="001d701a" officeooo:paragraph-rsid="00304c5c"/>
    </style:style>
    <style:style style:name="P4" style:family="paragraph" style:parent-style-name="Standard">
      <style:text-properties fo:font-size="11pt" officeooo:rsid="001d701a" officeooo:paragraph-rsid="002a31fc" style:font-size-asian="11pt" style:font-size-complex="11pt"/>
    </style:style>
    <style:style style:name="P5" style:family="paragraph" style:parent-style-name="Standard">
      <style:text-properties fo:font-size="11pt" officeooo:rsid="001d701a" officeooo:paragraph-rsid="002757bf" style:font-size-asian="11pt" style:font-size-complex="11pt"/>
    </style:style>
    <style:style style:name="P6" style:family="paragraph" style:parent-style-name="Standard">
      <style:text-properties fo:font-size="11pt" officeooo:rsid="001d701a" officeooo:paragraph-rsid="002d685f" style:font-size-asian="11pt" style:font-size-complex="11pt"/>
    </style:style>
    <style:style style:name="P7" style:family="paragraph" style:parent-style-name="Standard">
      <style:text-properties fo:font-size="11pt" officeooo:rsid="001d701a" officeooo:paragraph-rsid="0029a169" style:font-size-asian="11pt" style:font-size-complex="11pt"/>
    </style:style>
    <style:style style:name="P8" style:family="paragraph" style:parent-style-name="Standard">
      <style:text-properties fo:font-size="11pt" officeooo:rsid="002a31fc" officeooo:paragraph-rsid="002a31fc" style:font-size-asian="11pt" style:font-size-complex="11pt"/>
    </style:style>
    <style:style style:name="P9" style:family="paragraph" style:parent-style-name="Standard">
      <style:text-properties fo:font-size="11pt" officeooo:rsid="0029a169" officeooo:paragraph-rsid="0029a169" style:font-size-asian="11pt" style:font-size-complex="11pt"/>
    </style:style>
    <style:style style:name="P10" style:family="paragraph" style:parent-style-name="Standard">
      <style:text-properties fo:font-size="11pt" officeooo:rsid="0029a169" officeooo:paragraph-rsid="002a31fc" style:font-size-asian="11pt" style:font-size-complex="11pt"/>
    </style:style>
    <style:style style:name="P11" style:family="paragraph" style:parent-style-name="Standard">
      <style:text-properties fo:font-size="11pt" officeooo:rsid="002d685f" officeooo:paragraph-rsid="002d685f" style:font-size-asian="11pt" style:font-size-complex="11pt"/>
    </style:style>
    <style:style style:name="P12" style:family="paragraph" style:parent-style-name="Standard">
      <style:text-properties fo:font-size="11pt" officeooo:rsid="001f0a0a" officeooo:paragraph-rsid="002d685f" style:font-size-asian="11pt" style:font-size-complex="11pt"/>
    </style:style>
    <style:style style:name="P13" style:family="paragraph" style:parent-style-name="Standard">
      <style:text-properties fo:font-size="11pt" officeooo:rsid="0027c212" officeooo:paragraph-rsid="0029a169" style:font-size-asian="11pt" style:font-size-complex="11pt"/>
    </style:style>
    <style:style style:name="P14" style:family="paragraph" style:parent-style-name="Standard">
      <style:text-properties officeooo:rsid="00304c5c" officeooo:paragraph-rsid="00304c5c"/>
    </style:style>
    <style:style style:name="P15" style:family="paragraph" style:parent-style-name="Standard">
      <style:text-properties officeooo:rsid="00325a28" officeooo:paragraph-rsid="00325a28"/>
    </style:style>
    <style:style style:name="P16" style:family="paragraph" style:parent-style-name="Standard">
      <style:text-properties officeooo:rsid="00349b89" officeooo:paragraph-rsid="00349b89"/>
    </style:style>
    <style:style style:name="P17" style:family="paragraph" style:parent-style-name="Standard">
      <style:text-properties officeooo:rsid="002f406b" officeooo:paragraph-rsid="00304c5c"/>
    </style:style>
    <style:style style:name="P18" style:family="paragraph" style:parent-style-name="Standard">
      <style:text-properties officeooo:rsid="0038c3a4" officeooo:paragraph-rsid="0038c3a4"/>
    </style:style>
    <style:style style:name="T1" style:family="text">
      <style:text-properties officeooo:rsid="001f0a0a"/>
    </style:style>
    <style:style style:name="T2" style:family="text">
      <style:text-properties officeooo:rsid="001fa094"/>
    </style:style>
    <style:style style:name="T3" style:family="text">
      <style:text-properties officeooo:rsid="00213a32"/>
    </style:style>
    <style:style style:name="T4" style:family="text">
      <style:text-properties officeooo:rsid="002757bf"/>
    </style:style>
    <style:style style:name="T5" style:family="text">
      <style:text-properties officeooo:rsid="0027c212"/>
    </style:style>
    <style:style style:name="T6" style:family="text">
      <style:text-properties officeooo:rsid="0029a169"/>
    </style:style>
    <style:style style:name="T7" style:family="text">
      <style:text-properties officeooo:rsid="002c0a00"/>
    </style:style>
    <style:style style:name="T8" style:family="text">
      <style:text-properties officeooo:rsid="002d685f"/>
    </style:style>
    <style:style style:name="T9" style:family="text">
      <style:text-properties fo:font-size="11pt" style:font-size-asian="11pt" style:font-size-complex="11pt"/>
    </style:style>
    <style:style style:name="T10" style:family="text">
      <style:text-properties fo:font-size="11pt" officeooo:rsid="0029a169" style:font-size-asian="11pt" style:font-size-complex="11pt"/>
    </style:style>
    <style:style style:name="T11" style:family="text">
      <style:text-properties fo:font-size="11pt" officeooo:rsid="002d685f" style:font-size-asian="11pt" style:font-size-complex="11pt"/>
    </style:style>
    <style:style style:name="T12" style:family="text">
      <style:text-properties fo:font-size="11pt" officeooo:rsid="0023b50b" style:font-size-asian="11pt" style:font-size-complex="11pt"/>
    </style:style>
    <style:style style:name="T13" style:family="text">
      <style:text-properties officeooo:rsid="002f406b"/>
    </style:style>
    <style:style style:name="T14" style:family="text">
      <style:text-properties officeooo:rsid="0032a1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text:line-break/></text:span><text:span text:style-name="T10">--- Présentation globale du projet<text:line-break/></text:span></text:p>
      <text:p text:style-name="P10"><text:line-break/>-- Intro<text:line-break/><text:line-break/>Le projet que nous avons mené au cours du second semestre de notre première année de Master informatique se base sur un sujet que nous avons créé et présenté afin de mettre en avant le domaine web qui nous tient à coeur et le cursus que nous avons suivi n'a pas vraiment mis l'accent sur cet aspect de l'informatique qui pourtant représente une importante partie de l'avenir.<text:line-break/></text:p>
      <text:p text:style-name="P8">C'est pourquoi nous avons souhaité faire un site afin de pouvoir mettre en oeuvre des compétences web plus approfondies que celles vues pendant nos études.</text:p>
      <text:p text:style-name="P4"/>
      <text:p text:style-name="P10">Notre projet a donc consisté à créer un jeu implémenté via une application web en utilisant les technologies HTML, CSS, PHP et JavaScript. Il s'agit d'une sorte de jeu par navigateur qui se déroule sur une seule page et qui propose à l'utilisateur de planter des forêts sur des cases d'une grille afin de répondre à des besoins en oxygène et d'obtenir un score selon comment il optimise l'oxygène produit.</text:p>
      <text:p text:style-name="P5"/>
      <text:p text:style-name="P4"><text:line-break/>-- <text:span text:style-name="T6">Règles du jeu</text:span></text:p>
      <text:p text:style-name="P4"/>
      <text:p text:style-name="P6"><text:span text:style-name="T3">Le jeu consiste donc à</text:span> planter des forêts <text:span text:style-name="T3">sur une grille de 144 (16x9) cases et la</text:span> façon dont sont répartis les forêts détermine un score <text:span text:style-name="T3">qu'il faudra</text:span> maximiser, celui-ci est calculé selon différents facteurs. Il faut d'abord comprendre les différents élements composant la grille de jeu initiale, <text:span text:style-name="T5">il y a trois types de cases différentes :</text:span><text:line-break/><text:line-break/>- Cases vides : C<text:span text:style-name="T7">e sont l</text:span>es cases <text:span text:style-name="T7">sur lesquelles </text:span>on peut planter une forêt, elles fournissent de l'eau uniquement à la fôret <text:span text:style-name="T2">qui est posée dessus et ont un besoin en oxygène.</text:span><text:line-break/><text:line-break/>- Cases villes : <text:span text:style-name="T1">Ces cases ont un besoin en oxygène important qui dépend de la population et qu'il faudra satisfaire à l'aide des forêts alentours.</text:span><text:line-break/><text:line-break/>- Cases rivières : <text:span text:style-name="T1">Ces cases offrent un bonus d'eau fournie aux 8 cases vides alentours.<text:line-break/><text:line-break/>On dispose d'un montant d'argent de départ de 1 000 000 €. Il faudra en utiliser le moins possible afin d'avoir un meilleur score.</text:span></text:p>
      <text:p text:style-name="P12"><text:line-break/>Une forêt a un coût lorsqu'on veut la planter, un type comme chêne, pin, hêtre... qui détermine son coût, l'oxygène qu'elle produit et l'eau qu'elle a besoin. Chaque forêt donne de l'oxygène aux 8 cases alentours, l'oxygène que produit une forêt dépend directement de l'eau qui lui est fournie, si une forêt possède la moitié de l'eau qui lui est nécessaire alors elle produira uniquement la moitié de l'oxygène qu'elle devrait produire normalement. La même chose se produit si la forêt a deux fois trop d'eau.<text:line-break/><text:line-break/>Il faut donc disposer les forêts le mieux possible selon les différents facteurs cités plus haut (eau fournie et eau nécessaire, oxygène produit et besoin en oxygène) pour optimiser la production d'oxygène ce qui va maximiser le score. En clair, il faut essayer d'offrir la valeur juste d'oxygène aux cases vides et villes tout en minimisant le coût de plantation des forêts.</text:p>
      <text:p text:style-name="P5"/>
      <text:p text:style-name="P7"><text:span text:style-name="T4">Il y a la possibilité de voir le score des autres utilisateurs via une page de classement.</text:span><text:line-break/></text:p>
      <text:p text:style-name="P4"><text:line-break/>-- <text:span text:style-name="T6">Structure du site</text:span></text:p>
      <text:p text:style-name="P4"/>
      <text:p text:style-name="P4"><text:line-break/><text:span text:style-name="T6">Le site requiert une authentification afin de pouvoir jouer ainsi c</text:span>haque utilisateur doit se créer un compte personnel qui lui permet d'accèder <text:span text:style-name="T4">à</text:span> sa propre grille sur laquelle <text:span text:style-name="T3">le jeu se déroule. </text:span><text:line-break/></text:p>
      <text:p text:style-name="P13"><text:soft-page-break/>Lorsque l'on n'est pas connecté, il nous est possible de se connecter, s'inscrire, voir le classement ou voir la page 'A propos'. Une fois connecté, il nous est possible en plus d'accèder à la page du plateau de jeu, de voir notre profil et de nous déconnecter.<text:line-break/><text:line-break/>On propose une description du contenu des différentes pages qui composent l'application.</text:p>
      <text:p text:style-name="P13"><text:line-break/>Sur chaque page de l'application, un bas de page est présent avec comme informations le nom du jeu 'Breathing Forests' et le temps qu'il a fallu pour générer la page. Il existe aussi un menu en haut qui permet d'accèder aux différentes page du site (qui est différent selon que l'on soit connecté ou pas).</text:p>
      <text:p text:style-name="P7"/>
      <text:p text:style-name="P9">Page <text:span text:style-name="T8">d'accueil</text:span> :<text:line-break/>La première page sur laquelle on accède au site, il y a deux formulaires sur cette page, un nous permettant de nous connecter et l'autre de nous inscrire.</text:p>
      <text:p text:style-name="P7"/>
      <text:p text:style-name="P11">Page de classement :<text:line-break/>Cette page permet de voir la liste des utilisateurs et leur score trié de façon descendante afin de voir qui a trouvé le meilleur score.</text:p>
      <text:p text:style-name="P11"/>
      <text:p text:style-name="P11">Page 'A propos' :</text:p>
      <text:p text:style-name="P11">On présente ici le contexte de développement du site et il y a des liens vers le git du projet ainsi que le wiki décrivant les règles du jeu.</text:p>
      <text:p text:style-name="P11"/>
      <text:p text:style-name="P11">Page 'Mon compte' : <text:line-break/>Uniquement accessible si l'on est connecté, elle permet de voir les informations de notre compte (nom d'utilisateur et date d'inscription), de changer de mot de passe ou de supprimer son compte.</text:p>
      <text:p text:style-name="P7"><text:line-break/>Page plateau :</text:p>
      <text:p text:style-name="P11">La page principale du site qui permet de jouer, elle est uniquement accessible une fois connecté.<text:line-break/></text:p>
      <text:p text:style-name="P2"><text:span text:style-name="T11">Il y a d</text:span><text:span text:style-name="T9">eux éléments principaux </text:span><text:span text:style-name="T11">sur cette page</text:span><text:span text:style-name="T9"> :<text:line-break/><text:line-break/>- Grille du jeu </text:span><text:span text:style-name="T11">à gauche</text:span><text:span text:style-name="T9"> </text:span><text:span text:style-name="T11">de</text:span><text:span text:style-name="T9"> 16x9 </text:span><text:span text:style-name="T11">soit 144</text:span><text:span text:style-name="T9"> cases<text:line-break/></text:span><text:span text:style-name="T12">On visualise cette grille à l'aide d'images qui représentent les différentes cases possibles, il y a donc une image pour les cases vides, une pour les cases villes, une pour les cases rivières et une image pour chaque type de forêt différente (chêne, pin, hêtre...).</text:span><text:span text:style-name="T9"><text:line-break/><text:line-break/>- Liste des forêts à planter<text:line-break/></text:span><text:span text:style-name="T12">Un tableau avec pour chaque ligne, l'image de la fôret, son type d'arbre et son coût.<text:line-break/>Pour sélectionner une forêt, il faut cliquer sur son image puis on peut cliquer sur n'importe quelle case vide pour planter la forêt sur celle-ci.</text:span><text:span text:style-name="T9"><text:line-break/></text:span><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 <text:span text:style-name="T13">PHP<text:line-break/><text:line-break/>Le PHP est le langage coeur de notre projet, il permet principalement de gérer l'affichage des élements dynamiques comme le plateau de jeu et les interactions avec la base de données à l'aide d'e la classe PDO. </text:span></text:p>
      <text:p text:style-name="P3"/>
      <text:p text:style-name="P15">Grâce à ce langage, <text:span text:style-name="T14">il a été possible de</text:span> mettre en place une structure du site beaucoup moins redondante à l'aide d'inclusion de fichiers qui permet d'éviter la répetition d'une partie du code commun à chaque page comme le fichier de configuration, l'élement HTML head, le menu ou encore le pied de page. Ainsi, si une modification doit avoir lieu dans un de ces fichiers, il n'est pas nécessaire de répeter celle-ci sur chaque page du site.</text:p>
      <text:p text:style-name="P3"/>
      <text:p text:style-name="P17">Le système de création de compte et de connexion est implémenté via ce langage en traitant les requêtes POST des fomulaires d'inscription et de connexion. Dans le cas de l'inscription, on vérifie les données saisies par l'utilisateur (on regarde par exemple si le nom d'utilisateur n'est pas trop long, s'il contient uniquement des caractères alphanumériques...) avant d'insérer une ligne dans la base de données pour stocker les informations du compte. Pour la connexion, il faut vérifier si l'utilisateur existe et si le mot de passe est correct, si c'est le cas, on créé une session qui permet d'identifier l'utilisateur et de le connecter à son compte.</text:p>
      <text:p text:style-name="P3"/>
      <text:p text:style-name="P14">Pour le classement, on fait une requête SQL qui permet de récupèrer un jeu de données contenant les différents utilisateurs et leur score trié en ordre décroissant, il suffit ensuite d'afficher cela avec une simple boucle et une mise en forme via <text:s/>l'élément HTML table.</text:p>
      <text:p text:style-name="P3"/>
      <text:p text:style-name="P16">Sur la page 'Mon compte', le PHP est utilisé pour afficher les informations du compte comme le nom d'utilisateur ou la date d'inscription, qui sont récupérées à l'aide de l'objet PDO pour faire une requête SQL et de la même manière que les formulaires d'inscription et de connexion. Lorsqu'on appuie sur un bouton 'Valider', une requête POST est envoyé sur la même page et le PHP traite les informations. Il est ainsi possible de changer de mot de passe, avec toutes les vérifications nécessaires ou de supprimer son compte.</text:p>
      <text:p text:style-name="P16"/>
      <text:p text:style-name="P18">C'est sur la page du plateau que le PHP est le plus utilisé, principalement par le biais d'Ajax. Lorsqu'on arrive sur la page, un attribut onload sur l'élement HTML body permet d'invoquer une fonction JavaScript qui va s'occuper de faire l'appel Ajax pour charger le contenu de la page. De cette façon, chaque fois qu'une modification aura lieu sur le plateau, il ne sera pas nécessaire de recharger toute la page mais seulement son contenu via un appel Ajax. Quand on charge le contenu de la page du plateau, on envoie un tableau de données recupéré en base de données via un autre appel Ajax à un fichier PHP qui va générer l'affichage de la grille du jeu, le tableau lui permet alors de savoir les différentes forêts à afficher à la place des cases vides. Il y a aussi la seléction des forêts à planter à droite de la grille de jeu, qui précise l'argent encore disponible et la forêt selectionnée via un contour blanc si c'est le cas. Ainsi, chaque fois qu'une forêt est selectionnée, qu'une forêt est plantée ou qu'une forêt est retirée (quelque soit le moyen utilisé), on charge à nouveau le contenu de la page avec les nouvelles données à prendre en compte comme la nouvelle forêt à afficher ou à ne plus afficher ou encore ajouter un contour blanc sur la forêt qui vient d'être selectionnée. Il y a donc une véritable association du PHP et JavaScript via l'Ajax sur cette page ce qui permet de la rendre un peu plus dynam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7M40S</meta:editing-duration>
    <meta:editing-cycles>5</meta:editing-cycles>
    <meta:generator>LibreOffice/4.4.5.2$Windows_x86 LibreOffice_project/a22f674fd25a3b6f45bdebf25400ed2adff0ff99</meta:generator>
    <dc:date>2016-05-01T15:56:34.455000000</dc:date>
    <meta:document-statistic meta:table-count="0" meta:image-count="0" meta:object-count="0" meta:page-count="3" meta:paragraph-count="26" meta:word-count="1518" meta:character-count="8726" meta:non-whitespace-character-count="7205"/>
    <meta:user-defined meta:name="Info 1"/>
    <meta:user-defined meta:name="Info 2"/>
    <meta:user-defined meta:name="Info 3"/>
    <meta:user-defined meta:name="Info 4"/>
  </office:meta>
</office:document-meta>
</file>